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8pt" style:font-size-asian="8pt" style:font-size-complex="8pt" fo:background-color="#FFFFFF"/>
    </style:style>
    <style:style style:name="T2" style:parent-style-name="DefaultParagraphFont" style:family="text">
      <style:text-properties fo:font-size="8pt" style:font-size-asian="8pt" style:font-size-complex="8pt" fo:background-color="#FFFFFF"/>
    </style:style>
    <style:style style:name="T3" style:parent-style-name="DefaultParagraphFont" style:family="text">
      <style:text-properties style:font-name-asian="Times New Roman" fo:color="#000000" fo:font-size="8pt" style:font-size-asian="8pt" style:font-size-complex="8pt"/>
    </style:style>
    <style:style style:name="T4" style:parent-style-name="DefaultParagraphFont" style:family="text">
      <style:text-properties style:font-name-asian="Times New Roman" fo:color="#000000" fo:font-size="8pt" style:font-size-asian="8pt" style:font-size-complex="8pt"/>
    </style:style>
    <style:style style:name="T5" style:parent-style-name="DefaultParagraphFont" style:family="text">
      <style:text-properties style:font-name-asian="Times New Roman" fo:color="#000000" fo:font-size="8pt" style:font-size-asian="8pt" style:font-size-complex="8pt"/>
    </style:style>
    <style:style style:name="T6" style:parent-style-name="DefaultParagraphFont" style:family="text">
      <style:text-properties style:font-name-asian="Times New Roman" fo:color="#000000" fo:font-size="8pt" style:font-size-asian="8pt" style:font-size-complex="8pt"/>
    </style:style>
    <style:style style:name="T7" style:parent-style-name="DefaultParagraphFont" style:family="text">
      <style:text-properties style:font-name-asian="Times New Roman" fo:color="#000000" fo:font-size="8pt" style:font-size-asian="8pt" style:font-size-complex="8pt"/>
    </style:style>
    <style:style style:name="T8" style:parent-style-name="DefaultParagraphFont" style:family="text">
      <style:text-properties fo:font-size="8pt" style:font-size-asian="8pt" style:font-size-complex="8pt" fo:background-color="#FFFFFF"/>
    </style:style>
    <style:style style:name="T9" style:parent-style-name="DefaultParagraphFont" style:family="text">
      <style:text-properties fo:font-size="8pt" style:font-size-asian="8pt" style:font-size-complex="8pt" fo:background-color="#FFFFFF"/>
    </style:style>
    <style:style style:name="P10" style:parent-style-name="Normal" style:family="paragraph">
      <style:text-properties fo:font-size="8pt" style:font-size-asian="8pt" style:font-size-complex="8pt" fo:background-color="#FFFFFF"/>
    </style:style>
  </office:automatic-styles>
  <office:body>
    <office:text text:use-soft-page-breaks="true">
      <text:p text:style-name="P1">Reagan Prince- Summary</text:p>
      <text:p text:style-name="Normal"><text:span text:style-name="T2">Reagan is a Mathematics graduate from the University of Bristol, currently using his skills gained from academia to enter the world of technology. Reagan thrives in challenging situations and thoroughly enjoys dealing with complex problems. As a consultant, he is dedicated to continuous self-development to produce the highest quality of work. He is passionate about sharing his knowledge with others, which has developed into the ability to explain difficult ideas to people of differing capabilities. He has demonstrated this teaching ability through working as a tutor for students of various age groups.<text:s/></text:span><text:span text:style-name="T3">Reagan has also worked as an engineer for three</text:span><text:span text:style-name="T4"><text:s/></text:span><text:span text:style-name="T5">years at Technical Systems UK Ltd, which has developed his interpersonal skills, through interacting with other team members, communicating with clients at job sites and coordinating with managers. Th</text:span><text:span text:style-name="T6">is engineering</text:span><text:span text:style-name="T7"><text:s/>job involved joining a mature team in the middle of a project to help meet their deadline of producing and delivering clothes bagging machines to Sainsburys, therefore this role required the ability to rapidly learn new techniques and processes. Reagan plays squash on the weekends to stay fit and enjoys keeping up-to-date with the latest news in politics, both British and American.</text:span><text:span text:style-name="T8"><text:s/></text:span><text:span text:style-name="T9">Reagan’s honest and welcoming personality means he is easy to work with and provides support and cohesion for any company he joins.</text:span></text:p>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style:font-name="Verdana" fo:font-size="9pt" style:font-size-asian="9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agan Prince</meta:initial-creator>
    <dc:creator>Reagan Prince</dc:creator>
    <meta:creation-date>2019-03-04T15:46:00Z</meta:creation-date>
    <dc:date>2019-03-04T16:25:00Z</dc:date>
    <meta:template xlink:href="Normal" xlink:type="simple"/>
    <meta:editing-cycles>2</meta:editing-cycles>
    <meta:editing-duration>PT2220S</meta:editing-duration>
    <meta:document-statistic meta:page-count="1" meta:paragraph-count="2" meta:word-count="210" meta:character-count="1411" meta:row-count="10" meta:non-whitespace-character-count="1203"/>
  </office:meta>
</office:document-meta>
</file>